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zon Ember" svg:font-family="'Amazon Ember'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c7c4" officeooo:paragraph-rsid="0002c7c4"/>
    </style:style>
    <style:style style:name="P2" style:family="paragraph" style:parent-style-name="Standard">
      <style:paragraph-properties fo:text-align="start" style:justify-single-word="false"/>
      <style:text-properties officeooo:rsid="0002c7c4" officeooo:paragraph-rsid="0002c7c4"/>
    </style:style>
    <style:style style:name="P3" style:family="paragraph" style:parent-style-name="Standard">
      <style:text-properties officeooo:rsid="0002c7c4" officeooo:paragraph-rsid="0002c7c4"/>
    </style:style>
    <style:style style:name="P4" style:family="paragraph" style:parent-style-name="Text_20_body" style:list-style-name="L1"/>
    <style:style style:name="P5" style:family="paragraph" style:list-style-name="L1"/>
    <text:list-style style:name="L1">
      <text:list-level-style-bullet text:level="1" text:style-name="Bullet_20_Symbols" style:num-suffix="." text:bullet-char="•">
        <style:list-level-properties text:space-before="0.31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BAC </text:p>
      <text:p text:style-name="P1">ESCOLA BRITÂNICA DE ARTES CRIATIVAS E TECNOLOGIAS </text:p>
      <text:p text:style-name="P1">ENGENHEIRO DE QUALIDADE DE SOFTWARE </text:p>
      <text:p text:style-name="P1"/>
      <text:p text:style-name="P1"/>
      <text:p text:style-name="P1"/>
      <text:p text:style-name="P1">GABRIEL SOARES BENTO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ÁLISE DE QUALIDADE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ÁPOLIS GOIAS</text:p>
      <text:p text:style-name="P1">2024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MOUSE G PRO </text:p>
      <text:p text:style-name="P2">Marca: logitech</text:p>
      <text:p text:style-name="P2">Modelo: G PRO</text:p>
      <text:p text:style-name="P2"/>
      <text:p text:style-name="P2">Especificações:</text:p>
      <text:p text:style-name="Text_20_body"/>
      <text:p text:style-name="Text_20_body">Feito com jogadores profissionais para jogadores profissionais - Projetado ao longo de dois anos, com colaboração direta de muitos jogadores profissionais de e-sports, o mouse gamer PRO Wireless foi criado para oferecer desempenho de ponta de acordo com os exigentes padrões de alguns dos maiores profissionais de e-sports do mundo.</text:p>
      <text:list xml:id="list3272581666" text:style-name="L1">
        <text:list-item>
          <text:p text:style-name="P4">LIGHTSPEED Sem Fio - Com desempenho sem fio de nível profissional, o LIGHTSPEED oferece uma conexão de taxa de transmissão de 1 ms, sólida e super rápida, sem o problema e a distração de um cabo.</text:p>
        </text:list-item>
        <text:list-item>
          <text:p text:style-name="P4">Sensor HERO 25K - O PRO Wireless gaming mouse recebeu a versão mais recente do sensor HERO, o sensor de jogos de melhor desempenho e eficiência. O novo sensor HERO excede 400 IPS e oferece rastreamento de 25.600 DPI, tudo isso com eficiência de energia 10 vezes maior.</text:p>
        </text:list-item>
        <text:list-item>
          <text:p text:style-name="P4">Design ultraleve - Design inovador de endoesqueleto com uma camada externa ultrafina de 1 mm, oferece incrível resistência e suporte estrutural, mas com um corpo super leve de 80 g.</text:p>
        </text:list-item>
        <text:list-item>
          <text:p text:style-name="P4">Design de engenharia profissional - O formato ergonômico é extremamente confortável e manobrável. Os botões removíveis do lado direito e esquerdo tornam o PRO Wireless verdadeiramente ambidestro, enquanto o botão DPI está localizado na parte de baixo do mouse para eliminar desvios de DPI não intencionais.</text:p>
          <text:p text:style-name="P4"/>
        </text:list-item>
      </text:list>
      <text:p text:style-name="Standard"><text:s/></text:p>
      <text:p text:style-name="P3">Conclusão final : e um modelo de mouse super avançado em muitos aspectos tem uma durabilidade confiável, designer ergonômico para prevenir lesões no pulso, designer um pouco detalhista mas que supre todo o esperad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zon Ember" svg:font-family="'Amazon Ember'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9:49:09.761000000</meta:creation-date>
    <dc:date>2024-01-22T10:01:14.743000000</dc:date>
    <meta:editing-duration>PT24S</meta:editing-duration>
    <meta:editing-cycles>1</meta:editing-cycles>
    <meta:document-statistic meta:table-count="0" meta:image-count="0" meta:object-count="0" meta:page-count="2" meta:paragraph-count="19" meta:word-count="280" meta:character-count="1710" meta:non-whitespace-character-count="1443"/>
    <meta:generator>XLSX_Editor/6.2.8.2$Windows_x86 LibreOffice_project/</meta:generator>
  </office:meta>
</office:document-meta>
</file>